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92b6" officeooo:paragraph-rsid="000b92b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0d3257" officeooo:paragraph-rsid="000d3257" style:font-style-asian="italic" style:font-weight-asian="normal" style:font-style-complex="italic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d3257" officeooo:paragraph-rsid="000d3257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b92b6" officeooo:paragraph-rsid="000b92b6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e299a" officeooo:paragraph-rsid="000e299a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0290d" officeooo:paragraph-rsid="0010290d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15fa2" officeooo:paragraph-rsid="00115fa2" style:font-weight-asian="normal" style:font-weight-complex="normal"/>
    </style:style>
    <style:style style:name="T1" style:family="text">
      <style:text-properties officeooo:rsid="00115f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ytesting Survey</text:p>
      <text:p text:style-name="P2">Type answers in the “a)” sections</text:p>
      <text:p text:style-name="P2"/>
      <text:list xml:id="list8170940225298995289" text:style-name="L1">
        <text:list-item>
          <text:p text:style-name="P3">What was your first impression?</text:p>
          <text:list>
            <text:list-item>
              <text:p text:style-name="P7">The initial movement felt too sticky and like you are running in mud. Once I discovered the run button it was less frustrating, but still not the best. (movement mechanics are super hard to do for a game like this though! Good luck!) I like the idea of it being a toast guy. The art work could use some work.</text:p>
            </text:list-item>
          </text:list>
        </text:list-item>
        <text:list-item>
          <text:p text:style-name="P3">Did you find the objective to be clear?</text:p>
          <text:list>
            <text:list-item>
              <text:p text:style-name="P7">I did, but mainly because I've played super meat boy. You could maybe add some direction arrows to get people going in the right direction at least?</text:p>
            </text:list-item>
          </text:list>
        </text:list-item>
        <text:list-item>
          <text:p text:style-name="P5">Did you feel the game was lacking in anything?</text:p>
          <text:list>
            <text:list-item>
              <text:p text:style-name="P7">Could use some sound effects.</text:p>
            </text:list-item>
          </text:list>
        </text:list-item>
        <text:list-item>
          <text:p text:style-name="P5">Did you like the controls? If not, please specify.</text:p>
          <text:list>
            <text:list-item>
              <text:p text:style-name="P7">See #1, I think the jump could feel a lot less floaty as well.</text:p>
            </text:list-item>
          </text:list>
        </text:list-item>
        <text:list-item>
          <text:p text:style-name="P5">What was your favorite thing?</text:p>
          <text:list>
            <text:list-item>
              <text:p text:style-name="P4"><text:s/><text:span text:style-name="T1">I thought the level design was pretty good, though there are certain block setups that seemed to get your character stuck.</text:span></text:p>
            </text:list-item>
          </text:list>
        </text:list-item>
        <text:list-item>
          <text:p text:style-name="P5">What was your least favorite thing?</text:p>
          <text:list>
            <text:list-item>
              <text:p text:style-name="P7">I think the art was my least favorite thing.</text:p>
            </text:list-item>
          </text:list>
        </text:list-item>
        <text:list-item>
          <text:p text:style-name="P5">Were the enemies and power-ups easily identifiable?</text:p>
          <text:list>
            <text:list-item>
              <text:p text:style-name="P7">Easy enough, yes.</text:p>
            </text:list-item>
          </text:list>
        </text:list-item>
        <text:list-item>
          <text:p text:style-name="P6">Do you think this would be better with a gamepad?</text:p>
          <text:list>
            <text:list-item>
              <text:p text:style-name="P7">For sure, this type of game plays best with a gamepad in my opinio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5:11:01.376000000</meta:creation-date>
    <dc:date>2015-11-04T17:36:24.890000000</dc:date>
    <meta:editing-duration>PT54M30S</meta:editing-duration>
    <meta:editing-cycles>6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18" meta:word-count="236" meta:character-count="1212" meta:non-whitespace-character-count="1009"/>
  </office:meta>
</office:document-meta>
</file>